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1000000925C953B9484F89F70.png" manifest:media-type="image/png"/>
  <manifest:file-entry manifest:full-path="Pictures/100D79B800008AF800000F0B8EA7FF50B429C6AF.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9pt" style:font-size-asian="9pt" style:font-name-complex="Arial1"/>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paragraph-properties fo:line-height="115%"/>
      <style:text-properties style:font-name="Times New Roman" fo:font-size="11pt" style:font-size-asian="11pt" style:font-size-complex="11pt"/>
    </style:style>
    <style:style style:name="P4" style:family="paragraph" style:parent-style-name="Standard">
      <style:text-properties style:font-name="Times New Roman" fo:font-size="11pt" fo:font-weight="bold" style:font-size-asian="11pt" style:font-weight-asian="bold" style:font-size-complex="11pt"/>
    </style:style>
    <style:style style:name="P5"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text-properties style:font-name="Times New Roman" style:font-size-complex="14pt"/>
    </style:style>
    <style:style style:name="P8" style:family="paragraph" style:parent-style-name="Standard">
      <style:paragraph-properties fo:line-height="115%"/>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CN"/>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indent="0cm" style:auto-text-indent="false">
        <style:tab-stops>
          <style:tab-stop style:position="0cm" style:type="center"/>
        </style:tab-stops>
      </style:paragraph-properties>
    </style:style>
    <style:style style:name="P14"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15" style:family="paragraph" style:parent-style-name="Standard" style:master-page-name="Standard">
      <style:paragraph-properties fo:margin-left="0cm" fo:margin-right="0cm" fo:text-align="center" style:justify-single-word="false" fo:text-indent="0cm" style:auto-text-indent="false" style:page-number="auto"/>
    </style:style>
    <style:style style:name="P16" style:family="paragraph" style:parent-style-name="Standard">
      <style:paragraph-properties fo:break-before="page"/>
      <style:text-properties style:font-name="Times New Roman" fo:font-size="11pt" style:font-size-asian="11pt" style:font-size-complex="11pt"/>
    </style:style>
    <style:style style:name="P17" style:family="paragraph" style:parent-style-name="Standard">
      <style:paragraph-properties fo:margin-left="0cm" fo:margin-right="-0.159cm" fo:text-indent="0cm" style:auto-text-indent="false"/>
      <style:text-properties style:font-name="Times New Roman"/>
    </style:style>
    <style:style style:name="P18"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19" style:family="paragraph" style:parent-style-name="Standard">
      <style:paragraph-properties fo:margin-left="-1.27cm" fo:margin-right="-1.905cm" fo:text-align="justify" style:justify-single-word="false" fo:text-indent="0.635cm" style:auto-text-indent="false"/>
    </style:style>
    <style:style style:name="P20"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style>
    <style:style style:name="P21"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22"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3" style:family="paragraph" style:parent-style-name="List_20_Paragraph" style:list-style-name="WWNum1">
      <style:paragraph-properties fo:line-height="115%"/>
    </style:style>
    <style:style style:name="P24" style:family="paragraph" style:parent-style-name="Footer">
      <style:paragraph-properties fo:text-align="end" style:justify-single-word="false"/>
    </style:style>
    <style:style style:name="P25" style:family="paragraph" style:parent-style-name="Frame_20_contents">
      <style:paragraph-properties fo:margin-left="0cm" fo:margin-right="0.032cm" fo:text-align="center" style:justify-single-word="false" fo:text-indent="0cm" style:auto-text-indent="false"/>
    </style:style>
    <style:style style:name="P26" style:family="paragraph">
      <loext:graphic-properties draw:fill="none"/>
      <style:paragraph-properties fo:text-align="start"/>
      <style:text-properties fo:color="#000000" fo:font-size="18pt"/>
    </style:style>
    <style:style style:name="T1" style:family="text">
      <style:text-properties fo:color="#000000" fo:font-size="9pt" style:font-size-asian="9pt" style:font-size-complex="9pt"/>
    </style:style>
    <style:style style:name="T2" style:family="text">
      <style:text-properties fo:color="#808080" style:font-name="Lucida Calligraphy" fo:font-size="18pt" fo:font-weight="bold" style:font-size-asian="18pt" style:font-weight-asian="bold" style:font-name-complex="Arial1" style:font-size-complex="18pt"/>
    </style:style>
    <style:style style:name="T3" style:family="text">
      <style:text-properties style:font-name="Times New Roman"/>
    </style:style>
    <style:style style:name="T4" style:family="text">
      <style:text-properties style:font-name="Times New Roman" fo:font-size="11pt" fo:font-weight="bold" style:font-size-asian="11pt" style:font-weight-asian="bold"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fo:language="en" fo:country="CA" style:font-size-asian="11pt" style:font-size-complex="11pt"/>
    </style:style>
    <style:style style:name="T7" style:family="text">
      <style:text-properties style:font-name="Times New Roman" fo:font-size="22pt" fo:font-weight="bold" style:font-size-asian="22pt" style:font-weight-asian="bold" style:font-size-complex="22pt"/>
    </style:style>
    <style:style style:name="T8" style:family="text">
      <style:text-properties style:font-name="Times New Roman" fo:font-weight="bold" style:font-weight-asian="bold"/>
    </style:style>
    <style:style style:name="T9" style:family="text">
      <style:text-properties fo:font-size="11pt" fo:language="en" fo:country="CA" style:font-size-asian="11pt" style:font-size-complex="11pt"/>
    </style:style>
    <style:style style:name="T10"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Picture 1" text:anchor-type="as-char" svg:width="16.544cm" svg:height="1.236cm" draw:z-index="2"><draw:image xlink:href="Pictures/100D79B800008AF800000F0B8EA7FF50B429C6AF.emf" xlink:type="simple" xlink:show="embed" xlink:actuate="onLoad" loext:mime-type="image/x-wmf"/><draw:image xlink:href="Pictures/1000020100000541000000925C953B9484F89F70.png" xlink:type="simple" xlink:show="embed" xlink:actuate="onLoad"/></draw:frame><text:bookmark text:name="__UnoMark__2909_1756889880"/><text:bookmark text:name="__UnoMark__9604_1595826349"/></text:p>
      <text:p text:style-name="P12"><draw:custom-shape text:anchor-type="paragraph" style:rel-height="20%" draw:z-index="0" draw:name="Text Box 2" draw:style-name="gr1" draw:text-style-name="P26" svg:width="10.256cm" svg:height="1.239cm" svg:x="2.455cm" svg:y="0.99cm"><text:p text:style-name="P25"><text:span text:style-name="T1">800 Commissioners Rd East • London, Ontario • N6A 5W9 • Canada</text:span></text:p><text:p text:style-name="P25"><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Division of</text:span><text:bookmark text:name="_GoBack"/><text:span text:style-name="T2"> Emergency Medicine</text:span></text:p>
      <text:p text:style-name="P13"><text:span text:style-name="T2"><text:tab/><text:tab/></text:span></text:p>
      <text:h text:style-name="P14" text:outline-level="1"/>
      <text:p text:style-name="P1"/>
      <text:p text:style-name="P2"/>
      <text:p text:style-name="Standard"><text:span text:style-name="T4">Title of Project</text:span><text:span text:style-name="T5">: Calibration and Validation of Low-Cost 3D Printed Pulse Oximeter</text:span></text:p>
      <text:p text:style-name="P2"/>
      <text:p text:style-name="Standard"><text:span text:style-name="T4">Principal Investigator</text:span><text:span text:style-name="T5">: Dr.</text:span> <text:span text:style-name="T5">Tarek Loubani, MD, CCFP (EM)</text:span></text:p>
      <text:p text:style-name="P2"/>
      <text:p text:style-name="Standard"><text:span text:style-name="T4">Co-Investigators</text:span><text:span text:style-name="T5">: Dr. Melanie Columbus, PhD, Mrs. Kristine Van Aarsen, MSc</text:span></text:p>
      <text:p text:style-name="P2"/>
      <text:p text:style-name="Standard"><text:span text:style-name="T4">Background &amp; Purpose</text:span></text:p>
      <text:p text:style-name="Standard"><text:span text:style-name="T4"><text:tab/></text:span></text:p>
      <text:p text:style-name="Standard"><text:span text:style-name="T5">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2"/>
      <text:p text:style-name="Standard"><text:span text:style-name="T5">The purpose of this study is to calibrate and validate a low-cost 3D printed pulse oximeter that measures oxygen levels in the blood.</text:span></text:p>
      <text:p text:style-name="P2"/>
      <text:p text:style-name="Standard"><text:span text:style-name="T5">Calibration is the process by which data is collected from a pulse oximeter and another method (blood sampling from your artery) so that the raw data from the pulse oximeter can be translated into clinically usable values (percent of oxygen in a patient).</text:span></text:p>
      <text:p text:style-name="P2"/>
      <text:p text:style-name="Standard"><text:span text:style-name="T5">Validation is the process by which the calibration process is checked to ensure that the end-result (the oxygen values) are accurate when compared to a gold standard device.</text:span></text:p>
      <text:p text:style-name="P2"/>
      <text:p text:style-name="Standard"><text:span text:style-name="T5">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2"/>
      <text:p text:style-name="Standard"><text:span text:style-name="T5">You are being asked to help validate a new</text:span><text:span text:style-name="T4"> </text:span><text:span text:style-name="T5">low-cost 3D printed pulse oximeter. This means that the data taken from you will be used to verify equations taken in a previous phase to ensure the pulse oximeter is outputting accurate and clinically useful values. 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2"/>
      <text:p text:style-name="Standard"><text:span text:style-name="T5">This study is part of an unfunded research project being under taken by Dr. Tarek Loubani of Western University. Should you require any further information, please feel free to contact: Dr.</text:span> <text:span text:style-name="T5">Tarek Loubani (tlouban@uwo.ca), Carrie Wakem (carrie.wakem@lhsc.on.ca) or Melanie Columbus (melanie.columbus@lhsc.on.ca) at 519-685-8500 ext 55014.</text:span></text:p>
      <text:p text:style-name="P2"><text:soft-page-break/></text:p>
      <text:p text:style-name="P2"/>
      <text:p text:style-name="Standard"><text:span text:style-name="T4">Risks &amp; Benefits</text:span></text:p>
      <text:p text:style-name="P4"/>
      <text:p text:style-name="Standard"><text:span text:style-name="T5">There are no additional risks associated with wearing two pulse oximeters for the five minute duration of the study however, all procedures will be conducted in the Emergency Department where you will be thoroughly screened and monitored,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span></text:p>
      <text:p text:style-name="P2"/>
      <text:p text:style-name="Standard"><text:span text:style-name="T5">Participation in this study is voluntary. You may refuse to participate or withdraw at any point in the study without impact on your clinical course, employment or academic status. If you withdraw, any data collected may also be withdrawn at your request.</text:span></text:p>
      <text:p text:style-name="P2"/>
      <text:p text:style-name="Standard"><text:span text:style-name="T4">Confidentiality </text:span></text:p>
      <text:p text:style-name="P4"/>
      <text:p text:style-name="P8"><text:span text:style-name="T5">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6">Data will be retained for a period of 15 years after publication in a secure place, after which time it will be disposed of in a secure manner (e.g. shredded or electronically deleted). <text:s/></text:span></text:p>
      <text:p text:style-name="P3"/>
      <text:p text:style-name="P8"><text:span text:style-name="T6">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8"><text:span text:style-name="T6">Examples include:</text:span></text:p>
      <text:list xml:id="list2437076697" text:style-name="WWNum1">
        <text:list-item>
          <text:p text:style-name="P23"><text:span text:style-name="T9">Representatives of Lawson Quality Assurance Education Program</text:span></text:p>
        </text:list-item>
        <text:list-item>
          <text:p text:style-name="P23"><text:span text:style-name="T9">Representatives of the University of Western Ontario Health Sciences Research Ethics <text:s text:c="2"/>Board that oversees the ethical conduct of this study</text:span></text:p>
        </text:list-item>
      </text:list>
      <text:p text:style-name="P2"/>
      <text:p text:style-name="Standard"><text:span text:style-name="T5">If you have any questions about your rights as a research participant or the conduct of the study you may contact Dr. David Hill, Scientific Director, Lawson Health Research Institute, (519) 667-6649 </text:span></text:p>
      <text:p text:style-name="P2"/>
      <text:p text:style-name="Standard"><text:span text:style-name="T5">Should you require any further information, please feel free to contact: Dr.</text:span> <text:span text:style-name="T5">Tarek Loubani (tlouban@uwo.ca), Carrie Wakem (carrie.wakem@lhsc.on.ca) or Melanie Columbus (melanie.columbus@lhsc.on.ca) at 519-685-8500 ext 55014.</text:span></text:p>
      <text:p text:style-name="P2"/>
      <text:p text:style-name="P2"/>
      <text:p text:style-name="Standard"><text:span text:style-name="T5">Thank you,</text:span></text:p>
      <text:p text:style-name="P2"/>
      <text:p text:style-name="Standard"><text:span text:style-name="T5">Dr.</text:span> <text:span text:style-name="T5">Tarek Loubani, MD, CCFP (EM) </text:span></text:p>
      <text:p text:style-name="Standard"><text:span text:style-name="T5">Assistant Professor</text:span></text:p>
      <text:p text:style-name="Standard"><text:span text:style-name="T5">Schulich School of Medicine and Dentistry</text:span></text:p>
      <text:p text:style-name="Standard"><text:span text:style-name="T5">Western University</text:span></text:p>
      <text:p text:style-name="P16"><text:bookmark text:name="OLE_LINK2"/><text:bookmark text:name="OLE_LINK1"/></text:p>
      <text:p text:style-name="P2"/>
      <text:p text:style-name="P2"/>
      <text:p text:style-name="P9"><draw:frame draw:style-name="fr1" draw:name="Picture 3" text:anchor-type="as-char" svg:width="16.51cm" svg:height="1.235cm" draw:z-index="4"><draw:image xlink:href="Pictures/100D79B800008AF800000F0B8EA7FF50B429C6AF.emf" xlink:type="simple" xlink:show="embed" xlink:actuate="onLoad" loext:mime-type="image/x-wmf"/><draw:image xlink:href="Pictures/1000020100000541000000925C953B9484F89F70.png" xlink:type="simple" xlink:show="embed" xlink:actuate="onLoad"/></draw:frame></text:p>
      <text:p text:style-name="P12"><text:bookmark text:name="__UnoMark__3403_1756889880"/><text:span text:style-name="T2">Division of Emergency Medicine</text:span><text:bookmark text:name="__UnoMark__9814_1595826349"/></text:p>
      <text:p text:style-name="P5"><draw:custom-shape text:anchor-type="paragraph" style:rel-height="20%" draw:z-index="1" draw:name="Text Box 5" draw:style-name="gr2" draw:text-style-name="P26" svg:width="10.256cm" svg:height="1.239cm" svg:x="3.32cm" svg:y="0.263cm"><text:p text:style-name="P25"><text:span text:style-name="T1">800 Commissioners Rd East • London, Ontario • N6A 5W9 • Canada</text:span></text:p><text:p text:style-name="P25"><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9"><text:span text:style-name="T7">Consent to Participate</text:span></text:p>
      <text:p text:style-name="P5"/>
      <text:p text:style-name="P10"/>
      <text:p text:style-name="Standard"><text:span text:style-name="T8">Title of Project</text:span><text:span text:style-name="T3">: </text:span><text:span text:style-name="T5">Calibration and Validation of Low-Cost 3D Printed Pulse Oximeter</text:span></text:p>
      <text:p text:style-name="P6"/>
      <text:p text:style-name="Standard"><text:span text:style-name="T8">Principal Investigator</text:span><text:span text:style-name="T3">: </text:span><text:span text:style-name="T5">Dr.</text:span> <text:span text:style-name="T5">Tarek Loubani, MD, CCFP (EM)</text:span></text:p>
      <text:p text:style-name="P7"/>
      <text:p text:style-name="Standard"><text:span text:style-name="T8">Co-investigator</text:span><text:span text:style-name="T3">: </text:span><text:span text:style-name="T5">Dr. Melanie Columbus, PhD, Mrs. Kristine Van Aarsen, MSc</text:span></text:p>
      <text:p text:style-name="P17"/>
      <text:p text:style-name="P18"/>
      <text:p text:style-name="P11"><text:span text:style-name="T3">I have read the Letter of Information, have had the nature of the study explained to me and I agree to participate. All questions have been answered to my satisfaction. <text:s text:c="37"/></text:span></text:p>
      <text:p text:style-name="P6"/>
      <text:p text:style-name="P6"/>
      <text:p text:style-name="P6"/>
      <text:p text:style-name="P6"/>
      <text:p text:style-name="P19"><text:span text:style-name="T3">___________________<text:tab/><text:tab/> <text:s text:c="4"/>________________________<text:tab/><text:tab/>____________</text:span></text:p>
      <text:p text:style-name="P19"><text:span text:style-name="T3">Participant Signature<text:tab/> <text:s text:c="17"/>Participant Name (Printed)<text:tab/> <text:s text:c="11"/>Date</text:span></text:p>
      <text:p text:style-name="P21"/>
      <text:p text:style-name="P21"/>
      <text:p text:style-name="P22"/>
      <text:p text:style-name="P22"/>
      <text:p text:style-name="P22"/>
      <text:p text:style-name="P20"><text:span text:style-name="T3"><text:tab/></text:span></text:p>
      <text:p text:style-name="P19"><text:span text:style-name="T3">___________________<text:tab/><text:tab/> <text:s text:c="4"/>________________________<text:tab/><text:tab/>___________</text:span></text:p>
      <text:p text:style-name="P19"><text:span text:style-name="T3">Signature of Person<text:tab/><text:tab/> <text:s text:c="6"/>Person Obtaining Informed <text:tab/><text:tab/>Date</text:span></text:p>
      <text:p text:style-name="P19"><text:span text:style-name="T3">Obtaining Informed Consent<text:tab/> <text:s text:c="6"/>Consent (Printed)</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size-asian="11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May 2, 2017</text:span></text:p>
        <text:p text:style-name="Header"/>
      </style:header>
      <style:footer>
        <text:p text:style-name="MP1"><text:span text:style-name="MT2">Page </text:span><text:page-number text:select-page="current">3</text:page-number><text:span text:style-name="MT2"><text:s/>of </text:span><text:page-count>3</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Wood</meta:initial-creator>
    <dc:creator>Kristine VanAarsen</dc:creator>
    <meta:editing-cycles>3</meta:editing-cycles>
    <meta:creation-date>2017-05-04T17:03:00</meta:creation-date>
    <dc:date>2017-05-04T17:04:00</dc:date>
    <dc:language>en-CA</dc:language>
    <meta:editing-duration>PT1M</meta:editing-duration>
    <meta:generator>LibreOffice/6.0.6.2$Linux_X86_64 LibreOffice_project/00m0$Build-2</meta:generator>
    <meta:document-statistic meta:table-count="0" meta:image-count="2" meta:object-count="0" meta:page-count="3" meta:paragraph-count="50" meta:word-count="1035" meta:character-count="6764" meta:non-whitespace-character-count="5663"/>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5BDFAA3" xlink:href=""/>
  </office:meta>
</office:document-meta>
</file>